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Georgia" fo:font-size="20pt" fo:font-style="normal" officeooo:rsid="00173380" officeooo:paragraph-rsid="00173380" style:font-size-asian="20pt" style:font-style-asian="normal" style:font-size-complex="20pt" style:font-style-complex="normal"/>
    </style:style>
    <style:style style:name="P2" style:family="paragraph" style:parent-style-name="Standard">
      <style:paragraph-properties fo:text-align="center" style:justify-single-word="false"/>
      <style:text-properties style:font-name="Georgia" fo:font-size="14pt" officeooo:rsid="00173380" officeooo:paragraph-rsid="00173380" style:font-size-asian="14pt" style:font-size-complex="14pt"/>
    </style:style>
    <style:style style:name="P3" style:family="paragraph" style:parent-style-name="Standard">
      <style:text-properties style:font-name="Georgia" officeooo:rsid="00173380" officeooo:paragraph-rsid="00173380"/>
    </style:style>
    <style:style style:name="P4" style:family="paragraph" style:parent-style-name="Standard">
      <style:paragraph-properties fo:text-align="justify" style:justify-single-word="false">
        <style:tab-stops>
          <style:tab-stop style:position="0.25in"/>
        </style:tab-stops>
        <style:drop-cap style:lines="3"/>
      </style:paragraph-properties>
      <style:text-properties style:font-name="Georgia" officeooo:rsid="00173380" officeooo:paragraph-rsid="00173380"/>
    </style:style>
    <style:style style:name="P5" style:family="paragraph" style:parent-style-name="Standard">
      <style:paragraph-properties fo:text-align="justify" style:justify-single-word="false">
        <style:tab-stops>
          <style:tab-stop style:position="0.25in"/>
        </style:tab-stops>
        <style:drop-cap style:lines="3"/>
      </style:paragraph-properties>
      <style:text-properties style:font-name="Georgia" officeooo:rsid="00173380" officeooo:paragraph-rsid="00173380"/>
    </style:style>
    <style:style style:name="P6" style:family="paragraph" style:parent-style-name="Standard">
      <style:paragraph-properties fo:text-align="justify" style:justify-single-word="false">
        <style:tab-stops>
          <style:tab-stop style:position="0.25in"/>
        </style:tab-stops>
        <style:drop-cap style:lines="3"/>
      </style:paragraph-properties>
      <style:text-properties style:font-name="Georgia" officeooo:rsid="00173380" officeooo:paragraph-rsid="00173380"/>
    </style:style>
    <style:style style:name="P7" style:family="paragraph" style:parent-style-name="Standard">
      <style:paragraph-properties fo:text-align="justify" style:justify-single-word="false">
        <style:tab-stops>
          <style:tab-stop style:position="0.25in"/>
        </style:tab-stops>
        <style:drop-cap style:lines="3"/>
      </style:paragraph-properties>
      <style:text-properties style:font-name="Georgia" officeooo:rsid="00173380" officeooo:paragraph-rsid="00173380"/>
    </style:style>
    <style:style style:name="P8" style:family="paragraph" style:parent-style-name="Standard">
      <style:paragraph-properties fo:text-align="justify" style:justify-single-word="false">
        <style:tab-stops>
          <style:tab-stop style:position="0.25in"/>
        </style:tab-stops>
        <style:drop-cap/>
      </style:paragraph-properties>
      <style:text-properties style:font-name="Georgia" officeooo:rsid="00173380" officeooo:paragraph-rsid="00173380"/>
    </style:style>
    <style:style style:name="P9" style:family="paragraph" style:parent-style-name="Standard">
      <style:paragraph-properties fo:text-align="justify" style:justify-single-word="false">
        <style:tab-stops>
          <style:tab-stop style:position="0.25in"/>
        </style:tab-stops>
        <style:drop-cap/>
      </style:paragraph-properties>
      <style:text-properties style:font-name="Georgia" officeooo:rsid="00173380" officeooo:paragraph-rsid="00173380"/>
    </style:style>
    <style:style style:name="P10" style:family="paragraph" style:parent-style-name="Standard">
      <style:paragraph-properties fo:text-align="justify" style:justify-single-word="false">
        <style:tab-stops>
          <style:tab-stop style:position="0.25in"/>
        </style:tab-stops>
        <style:drop-cap/>
      </style:paragraph-properties>
      <style:text-properties style:font-name="Georgia" officeooo:rsid="00173380" officeooo:paragraph-rsid="00173380"/>
    </style:style>
    <style:style style:name="P11" style:family="paragraph" style:parent-style-name="Standard">
      <style:paragraph-properties fo:text-align="justify" style:justify-single-word="false">
        <style:tab-stops>
          <style:tab-stop style:position="0.25in"/>
        </style:tab-stops>
        <style:drop-cap/>
      </style:paragraph-properties>
      <style:text-properties style:font-name="Georgia" officeooo:rsid="00173380" officeooo:paragraph-rsid="00173380"/>
    </style:style>
    <style:style style:name="P12" style:family="paragraph" style:parent-style-name="Standard">
      <style:paragraph-properties fo:text-align="justify" style:justify-single-word="false">
        <style:tab-stops>
          <style:tab-stop style:position="0.25in"/>
        </style:tab-stops>
        <style:drop-cap/>
      </style:paragraph-properties>
      <style:text-properties style:font-name="Georgia" officeooo:rsid="00173380" officeooo:paragraph-rsid="00173380"/>
    </style:style>
    <style:style style:name="P13" style:family="paragraph" style:parent-style-name="Standard">
      <style:paragraph-properties fo:text-align="justify" style:justify-single-word="false">
        <style:tab-stops>
          <style:tab-stop style:position="0.25in"/>
        </style:tab-stops>
        <style:drop-cap/>
      </style:paragraph-properties>
      <style:text-properties style:font-name="Georgia" officeooo:rsid="00173380" officeooo:paragraph-rsid="00173380"/>
    </style:style>
    <style:style style:name="P14" style:family="paragraph" style:parent-style-name="Standard">
      <style:paragraph-properties fo:text-align="justify" style:justify-single-word="false">
        <style:tab-stops>
          <style:tab-stop style:position="0.25in"/>
        </style:tab-stops>
        <style:drop-cap/>
      </style:paragraph-properties>
      <style:text-properties style:font-name="Georgia" officeooo:rsid="00173380" officeooo:paragraph-rsid="00173380"/>
    </style:style>
    <style:style style:name="P15" style:family="paragraph" style:parent-style-name="Standard">
      <style:paragraph-properties fo:text-align="justify" style:justify-single-word="false">
        <style:tab-stops>
          <style:tab-stop style:position="0.25in"/>
        </style:tab-stops>
        <style:drop-cap/>
      </style:paragraph-properties>
      <style:text-properties style:font-name="Georgia" officeooo:rsid="00173380" officeooo:paragraph-rsid="00173380"/>
    </style:style>
    <style:style style:name="P16" style:family="paragraph" style:parent-style-name="Footnote">
      <style:text-properties officeooo:rsid="00173380" officeooo:paragraph-rsid="00173380"/>
    </style:style>
    <style:style style:name="P17" style:family="paragraph" style:parent-style-name="Footnote">
      <style:text-properties officeooo:rsid="00176ba1" officeooo:paragraph-rsid="00176ba1"/>
    </style:style>
    <style:style style:name="P18" style:family="paragraph" style:parent-style-name="Footnote">
      <style:text-properties officeooo:rsid="0018a803" officeooo:paragraph-rsid="0018a803"/>
    </style:style>
    <style:style style:name="T1" style:family="text">
      <style:text-properties fo:font-style="italic" style:font-style-asian="italic" style:font-style-complex="italic"/>
    </style:style>
    <style:style style:name="T2" style:family="text">
      <style:text-properties officeooo:rsid="0018a803"/>
    </style:style>
    <style:style style:name="T3" style:family="text">
      <style:text-properties officeooo:rsid="001a4372"/>
    </style:style>
    <style:style style:name="T4" style:family="text">
      <style:text-properties officeooo:rsid="001ada24"/>
    </style:style>
    <style:style style:name="T5" style:family="text">
      <style:text-properties style:text-line-through-style="solid" style:text-line-through-type="single" officeooo:rsid="001ada2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th</text:p>
      <text:p text:style-name="P2">Thursday, September 27, 2018</text:p>
      <text:p text:style-name="P3"/>
      <text:p text:style-name="P4">Does anyone ever think about how death will affect their life? Could it be something upon which a person doesn’t grasp fully? Or something which they can? Who’s to say exactly what will happen when such a thought occurs? Do you have all you need to have in this life secured away? I doubt it. I don’t think a lot of people have everything they actually need in this life. We all go about doing the best we can and hope that it is enough.</text:p>
      <text:p text:style-name="P4"><text:tab/>But, what does happen at death? We know the body and the spirit are separated. It’s like a glove. Yes <text:span text:style-name="T1">that</text:span> analogy. Nothing new there. But there has to be something more to this life than simply living and then dying to go onto some other place? A place that doesn’t matter or make sense? Well maybe it does matter. I’m not sure. I mean who would have thought anything ever mattered in this life? If something matters, it would need to actually be there for a purpose upon which we cannot see. Perhaps that’s where faith comes in? I mean, that’s always a possibility right? Who’s to say what is right and wrong in such thinking?</text:p>
      <text:p text:style-name="P4"><text:tab/>From scripture, we are told the following:</text:p>
      <text:p text:style-name="P4"/>
      <text:p text:style-name="P8"><text:tab/>O death, where is thy sting? O grave, where is thy victory?</text:p>
      <text:p text:style-name="P8"><text:tab/>The sting of death is sin; and the strength of sin is the law.</text:p>
      <text:p text:style-name="P8"><text:tab/>But thanks be to God, which giveth us the victory through our Lord Jesus Christ.<text:note text:id="ftn0" text:note-class="footnote"><text:note-citation>1</text:note-citation><text:note-body><text:p text:style-name="P16">1 Corinthians 15:55-57</text:p></text:note-body></text:note></text:p>
      <text:p text:style-name="P8"/>
      <text:p text:style-name="P8"><text:tab/>Christ suffered all things so we might be able to come unto Him and unto the God which gave us life. It is in the plan of salvation which we are to follow in order to live fully to the principles and ordinances of the gospel. (Faith, Repentance, Baptism, Gift of the Holy Ghost<text:note text:id="ftn1" text:note-class="footnote"><text:note-citation>2</text:note-citation><text:note-body><text:p text:style-name="P16">See Articles of Faith 1:4</text:p></text:note-body></text:note>) For this is the Doctrine of Christ that we might be saved in the Kingdom of God.</text:p>
      <text:p text:style-name="P8"><text:tab/>Now there has been dispute regarding the Kingdom of God and how people get to heaven. Some say it is by grace alone and we do not need works. Others say it is by works and then after all we can do we are saved by grace. That Christ is the mediator<text:note text:id="ftn2" text:note-class="footnote"><text:note-citation>3</text:note-citation><text:note-body><text:p text:style-name="P17">1 Timothy 2:5</text:p></text:note-body></text:note> between us and the Father. He is the lawgiver and the law. <text:span text:style-name="T2">No man cometh under the Father but by Him, he is the way, the truth and the life.</text:span><text:span text:style-name="T2"><text:note text:id="ftn3" text:note-class="footnote"><text:note-citation>4</text:note-citation><text:note-body><text:p text:style-name="P18">John 14:6</text:p></text:note-body></text:note></text:span></text:p>
      <text:p text:style-name="P8"><text:tab/><text:span text:style-name="T2">If we believe such things, how is it that people do not fully attend to them? Why do they fear death? Is it the actual process of death people fear? Or is it something else?</text:span></text:p>
      <text:p text:style-name="P8"><text:tab/><text:span text:style-name="T3">If it is something else, what exactly is that? Are we doomed if we do not fully believe in this life? Do we go to a place of Hell before we are able to grab hold of the Iron Rod and move along the path which we were to have been moving on all along? What is the point of it all if we are but simply trying to do our best? Perhaps that’s all which is required of us? To try and to our best, without that we are nothing. Without God we are nothing. What is the purpose of this life if we cannot rise above the temptations of that evil wicked one, the father of lies even the devil?</text:span></text:p>
      <text:p text:style-name="P8"><text:tab/><text:span text:style-name="T4">When a person comes to know that which is just and true, and fall away for a season are they doomed because of it? Does God, who knows all from everlasting to everlasting, give them an ounce of leeway? Or are we simply damned before any of this life ever happened because God knows our hearts </text:span><text:span text:style-name="T5">mind</text:span><text:span text:style-name="T4"> and our </text:span><text:span text:style-name="T5">hearts</text:span><text:span text:style-name="T4"> mind. Why must there be so many questions in regard to this life? I do not fully understand any of it. Any amount of prayer will not make it all better either. It only seems to cause more questions than answe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7T09:02:01.256193954</meta:creation-date>
    <dc:date>2018-09-27T09:18:38.999154096</dc:date>
    <meta:editing-duration>PT6M26S</meta:editing-duration>
    <meta:editing-cycles>4</meta:editing-cycles>
    <meta:generator>LibreOffice/5.1.6.2$Linux_X86_64 LibreOffice_project/10m0$Build-2</meta:generator>
    <meta:document-statistic meta:table-count="0" meta:image-count="0" meta:object-count="0" meta:page-count="1" meta:paragraph-count="17" meta:word-count="679" meta:character-count="3447" meta:non-whitespace-character-count="2775"/>
  </office:meta>
</office:document-meta>
</file>